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style:font-name-complex="Georgia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officeooo:rsid="000fe850" officeooo:paragraph-rsid="000fe850" style:font-name-complex="Georgia"/>
    </style:style>
    <style:style style:name="T1" style:family="text">
      <style:text-properties officeooo:rsid="000c34ba"/>
    </style:style>
    <style:style style:name="T2" style:family="text">
      <style:text-properties officeooo:rsid="000d3d8d"/>
    </style:style>
    <style:style style:name="T3" style:family="text">
      <style:text-properties officeooo:rsid="000e0e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One</text:p>
      <text:p text:style-name="P1"/>
      <text:p text:style-name="P1"><text:s text:c="5"/><text:span text:style-name="T1">Russ looked around his surroundings. He had just traveled to the year 2145. </text:span><text:span text:style-name="T2">Victoria detected a ripple in the time stream. </text:span><text:span text:style-name="T3">He had been sent there to change something. Finding out what he needed to change would be difficul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8-18T21:43:12.465000000</meta:creation-date>
    <dc:date>2022-09-27T14:45:02.636000000</dc:date>
    <meta:editing-cycles>6</meta:editing-cycles>
    <meta:generator>LibreOffice/7.4.1.2$Windows_X86_64 LibreOffice_project/3c58a8f3a960df8bc8fd77b461821e42c061c5f0</meta:generator>
    <meta:editing-duration>PT1M1S</meta:editing-duration>
    <meta:document-statistic meta:table-count="0" meta:image-count="0" meta:object-count="0" meta:page-count="1" meta:paragraph-count="2" meta:word-count="41" meta:character-count="239" meta:non-whitespace-character-count="195"/>
  </office:meta>
</office:document-meta>
</file>